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Evenes">
            <text:p>Evenes</text:p>
          </table:table-cell>
          <table:table-cell office:value-type="string" office:value="radiocarbon">
            <text:p>radiocarbon</text:p>
          </table:table-cell>
          <table:table-cell office:value-type="string" office:value="T-269">
            <text:p>T-269</text:p>
          </table:table-cell>
          <table:table-cell office:value-type="float" office:value="68.66666666666667">
            <text:p>68.66666666666667</text:p>
          </table:table-cell>
          <table:table-cell office:value-type="float" office:value="16.75">
            <text:p>16.75</text:p>
          </table:table-cell>
          <table:table-cell office:value-type="float" office:value="12300.0">
            <text:p>12300.0</text:p>
          </table:table-cell>
          <table:table-cell office:value-type="float" office:value="250.0">
            <text:p>250.0</text:p>
          </table:table-cell>
          <table:table-cell office:value-type="string" office:value="macoma calcarea">
            <text:p>macoma calcarea</text:p>
          </table:table-cell>
          <table:table-cell office:value-type="string" office:value="normarine">
            <text:p>nor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69.0">
            <text:p>69.0</text:p>
          </table:table-cell>
          <table:table-cell office:value-type="float" office:value="1.32">
            <text:p>1.32</text:p>
          </table:table-cell>
          <table:table-cell office:value-type="float" office:value="1.320696492118432">
            <text:p>1.320696492118432</text:p>
          </table:table-cell>
          <table:table-cell office:value-type="string" office:value="Nydal1962,CreelEtal2022">
            <text:p>Nydal1962,CreelEtal2022</text:p>
          </table:table-cell>
        </table:table-row>
        <table:table-row>
          <table:table-cell office:value-type="string" office:value="Evenes">
            <text:p>Evenes</text:p>
          </table:table-cell>
          <table:table-cell office:value-type="string" office:value="radiocarbon">
            <text:p>radiocarbon</text:p>
          </table:table-cell>
          <table:table-cell office:value-type="string" office:value="T-214">
            <text:p>T-214</text:p>
          </table:table-cell>
          <table:table-cell office:value-type="float" office:value="68.66666666666667">
            <text:p>68.66666666666667</text:p>
          </table:table-cell>
          <table:table-cell office:value-type="float" office:value="16.75">
            <text:p>16.75</text:p>
          </table:table-cell>
          <table:table-cell office:value-type="float" office:value="12300.0">
            <text:p>12300.0</text:p>
          </table:table-cell>
          <table:table-cell office:value-type="float" office:value="250.0">
            <text:p>250.0</text:p>
          </table:table-cell>
          <table:table-cell office:value-type="string" office:value="mya truncata">
            <text:p>mya truncata</text:p>
          </table:table-cell>
          <table:table-cell office:value-type="string" office:value="normarine">
            <text:p>nor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30.5">
            <text:p>30.5</text:p>
          </table:table-cell>
          <table:table-cell office:value-type="float" office:value="1.3">
            <text:p>1.3</text:p>
          </table:table-cell>
          <table:table-cell office:value-type="float" office:value="1.2954687276402823">
            <text:p>1.2954687276402823</text:p>
          </table:table-cell>
          <table:table-cell office:value-type="string" office:value="Marthinussen1962,CreelEtal2022">
            <text:p>Marthinussen1962,CreelEtal2022</text:p>
          </table:table-cell>
        </table:table-row>
        <table:table-row>
          <table:table-cell office:value-type="string" office:value="Evenes">
            <text:p>Evenes</text:p>
          </table:table-cell>
          <table:table-cell office:value-type="string" office:value="radiocarbon">
            <text:p>radiocarbon</text:p>
          </table:table-cell>
          <table:table-cell office:value-type="string" office:value="T-5655">
            <text:p>T-5655</text:p>
          </table:table-cell>
          <table:table-cell office:value-type="float" office:value="68.679">
            <text:p>68.679</text:p>
          </table:table-cell>
          <table:table-cell office:value-type="float" office:value="16.78">
            <text:p>16.78</text:p>
          </table:table-cell>
          <table:table-cell office:value-type="float" office:value="4010.0">
            <text:p>4010.0</text:p>
          </table:table-cell>
          <table:table-cell office:value-type="float" office:value="80.0">
            <text:p>8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15.32">
            <text:p>15.32</text:p>
          </table:table-cell>
          <table:table-cell office:value-type="float" office:value="1.21">
            <text:p>1.21</text:p>
          </table:table-cell>
          <table:table-cell office:value-type="float" office:value="1.2070478897029773">
            <text:p>1.2070478897029773</text:p>
          </table:table-cell>
          <table:table-cell office:value-type="string" office:value="Moller1987,CreelEtal2022">
            <text:p>Moller1987,CreelEtal2022</text:p>
          </table:table-cell>
        </table:table-row>
        <table:table-row>
          <table:table-cell office:value-type="string" office:value="Evenes">
            <text:p>Evenes</text:p>
          </table:table-cell>
          <table:table-cell office:value-type="string" office:value="radiocarbon">
            <text:p>radiocarbon</text:p>
          </table:table-cell>
          <table:table-cell office:value-type="string" office:value="T-316">
            <text:p>T-316</text:p>
          </table:table-cell>
          <table:table-cell office:value-type="float" office:value="68.66666666666667">
            <text:p>68.66666666666667</text:p>
          </table:table-cell>
          <table:table-cell office:value-type="float" office:value="16.75">
            <text:p>16.75</text:p>
          </table:table-cell>
          <table:table-cell office:value-type="float" office:value="12300.0">
            <text:p>12300.0</text:p>
          </table:table-cell>
          <table:table-cell office:value-type="float" office:value="250.0">
            <text:p>250.0</text:p>
          </table:table-cell>
          <table:table-cell office:value-type="string" office:value="mya truncata">
            <text:p>mya truncata</text:p>
          </table:table-cell>
          <table:table-cell office:value-type="string" office:value="normarine">
            <text:p>nor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73.3">
            <text:p>73.3</text:p>
          </table:table-cell>
          <table:table-cell office:value-type="float" office:value="1.33">
            <text:p>1.33</text:p>
          </table:table-cell>
          <table:table-cell office:value-type="float" office:value="1.3345547850477821">
            <text:p>1.3345547850477821</text:p>
          </table:table-cell>
          <table:table-cell office:value-type="string" office:value="Marthinussen1962,CreelEtal2022">
            <text:p>Marthinussen1962,CreelEtal2022</text:p>
          </table:table-cell>
        </table:table-row>
        <table:table-row>
          <table:table-cell office:value-type="string" office:value="Evenes">
            <text:p>Evenes</text:p>
          </table:table-cell>
          <table:table-cell office:value-type="string" office:value="radiocarbon">
            <text:p>radiocarbon</text:p>
          </table:table-cell>
          <table:table-cell office:value-type="string" office:value="T-378B">
            <text:p>T-378B</text:p>
          </table:table-cell>
          <table:table-cell office:value-type="float" office:value="68.66666666666667">
            <text:p>68.66666666666667</text:p>
          </table:table-cell>
          <table:table-cell office:value-type="float" office:value="16.75">
            <text:p>16.75</text:p>
          </table:table-cell>
          <table:table-cell office:value-type="float" office:value="11480.0">
            <text:p>11480.0</text:p>
          </table:table-cell>
          <table:table-cell office:value-type="float" office:value="260.0">
            <text:p>260.0</text:p>
          </table:table-cell>
          <table:table-cell office:value-type="string" office:value="whale bones">
            <text:p>whale bones</text:p>
          </table:table-cell>
          <table:table-cell office:value-type="string" office:value="normarine">
            <text:p>nor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72.8">
            <text:p>72.8</text:p>
          </table:table-cell>
          <table:table-cell office:value-type="float" office:value="3.17">
            <text:p>3.17</text:p>
          </table:table-cell>
          <table:table-cell office:value-type="float" office:value="3.167051345383262">
            <text:p>3.167051345383262</text:p>
          </table:table-cell>
          <table:table-cell office:value-type="string" office:value="NydalEtal1964,CreelEtal2022">
            <text:p>NydalEtal1964,CreelEtal2022</text:p>
          </table:table-cell>
        </table:table-row>
        <table:table-row>
          <table:table-cell office:value-type="string" office:value="Evenes">
            <text:p>Evenes</text:p>
          </table:table-cell>
          <table:table-cell office:value-type="string" office:value="radiocarbon">
            <text:p>radiocarbon</text:p>
          </table:table-cell>
          <table:table-cell office:value-type="string" office:value="T-379">
            <text:p>T-379</text:p>
          </table:table-cell>
          <table:table-cell office:value-type="float" office:value="68.66666666666667">
            <text:p>68.66666666666667</text:p>
          </table:table-cell>
          <table:table-cell office:value-type="float" office:value="16.75">
            <text:p>16.75</text:p>
          </table:table-cell>
          <table:table-cell office:value-type="float" office:value="11430.0">
            <text:p>11430.0</text:p>
          </table:table-cell>
          <table:table-cell office:value-type="float" office:value="260.0">
            <text:p>260.0</text:p>
          </table:table-cell>
          <table:table-cell office:value-type="string" office:value="mya truncata">
            <text:p>mya truncata</text:p>
          </table:table-cell>
          <table:table-cell office:value-type="string" office:value="normarine">
            <text:p>nor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73.5">
            <text:p>73.5</text:p>
          </table:table-cell>
          <table:table-cell office:value-type="float" office:value="3.17">
            <text:p>3.17</text:p>
          </table:table-cell>
          <table:table-cell office:value-type="float" office:value="3.167051345383262">
            <text:p>3.167051345383262</text:p>
          </table:table-cell>
          <table:table-cell office:value-type="string" office:value="NydalEtal1964,CreelEtal2022">
            <text:p>NydalEtal1964,CreelEtal2022</text:p>
          </table:table-cell>
        </table:table-row>
        <table:table-row>
          <table:table-cell office:value-type="string" office:value="Evenes">
            <text:p>Evenes</text:p>
          </table:table-cell>
          <table:table-cell office:value-type="string" office:value="radiocarbon">
            <text:p>radiocarbon</text:p>
          </table:table-cell>
          <table:table-cell office:value-type="string" office:value="T-490">
            <text:p>T-490</text:p>
          </table:table-cell>
          <table:table-cell office:value-type="float" office:value="68.66666666666667">
            <text:p>68.66666666666667</text:p>
          </table:table-cell>
          <table:table-cell office:value-type="float" office:value="16.75">
            <text:p>16.75</text:p>
          </table:table-cell>
          <table:table-cell office:value-type="float" office:value="12310.0">
            <text:p>12310.0</text:p>
          </table:table-cell>
          <table:table-cell office:value-type="float" office:value="100.0">
            <text:p>100.0</text:p>
          </table:table-cell>
          <table:table-cell office:value-type="string" office:value="mya truncata">
            <text:p>mya truncata</text:p>
          </table:table-cell>
          <table:table-cell office:value-type="string" office:value="normarine">
            <text:p>nor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74.0">
            <text:p>74.0</text:p>
          </table:table-cell>
          <table:table-cell office:value-type="float" office:value="3.17">
            <text:p>3.17</text:p>
          </table:table-cell>
          <table:table-cell office:value-type="float" office:value="3.167051345383262">
            <text:p>3.167051345383262</text:p>
          </table:table-cell>
          <table:table-cell office:value-type="string" office:value="Andersen1968,NydalEtal1970,CreelEtal2022">
            <text:p>Andersen1968,NydalEtal1970,CreelEtal2022</text:p>
          </table:table-cell>
        </table:table-row>
        <table:table-row>
          <table:table-cell office:value-type="string" office:value="Evenes">
            <text:p>Evenes</text:p>
          </table:table-cell>
          <table:table-cell office:value-type="string" office:value="radiocarbon">
            <text:p>radiocarbon</text:p>
          </table:table-cell>
          <table:table-cell office:value-type="string" office:value="Poz-108993">
            <text:p>Poz-108993</text:p>
          </table:table-cell>
          <table:table-cell office:value-type="float" office:value="68.5845">
            <text:p>68.5845</text:p>
          </table:table-cell>
          <table:table-cell office:value-type="float" office:value="16.69">
            <text:p>16.69</text:p>
          </table:table-cell>
          <table:table-cell office:value-type="float" office:value="9610.0">
            <text:p>9610.0</text:p>
          </table:table-cell>
          <table:table-cell office:value-type="float" office:value="39.0">
            <text:p>39.0</text:p>
          </table:table-cell>
          <table:table-cell office:value-type="string" office:value="twigs leaf fragment">
            <text:p>twigs leaf fragment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72.39">
            <text:p>72.39</text:p>
          </table:table-cell>
          <table:table-cell office:value-type="float" office:value="0.33">
            <text:p>0.33</text:p>
          </table:table-cell>
          <table:table-cell office:value-type="float" office:value="0.33456863514629565">
            <text:p>0.33456863514629565</text:p>
          </table:table-cell>
          <table:table-cell office:value-type="string" office:value="Lid2019,CreelEtal2022">
            <text:p>Lid2019,CreelEtal2022</text:p>
          </table:table-cell>
        </table:table-row>
        <table:table-row>
          <table:table-cell office:value-type="string" office:value="Evenes">
            <text:p>Evenes</text:p>
          </table:table-cell>
          <table:table-cell office:value-type="string" office:value="radiocarbon">
            <text:p>radiocarbon</text:p>
          </table:table-cell>
          <table:table-cell office:value-type="string" office:value="Poz-108993">
            <text:p>Poz-108993</text:p>
          </table:table-cell>
          <table:table-cell office:value-type="float" office:value="68.5363">
            <text:p>68.5363</text:p>
          </table:table-cell>
          <table:table-cell office:value-type="float" office:value="16.78">
            <text:p>16.78</text:p>
          </table:table-cell>
          <table:table-cell office:value-type="float" office:value="9610.0">
            <text:p>9610.0</text:p>
          </table:table-cell>
          <table:table-cell office:value-type="float" office:value="37.0">
            <text:p>37.0</text:p>
          </table:table-cell>
          <table:table-cell office:value-type="string" office:value="twigs leaf fragment">
            <text:p>twigs leaf fragment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73.4">
            <text:p>73.4</text:p>
          </table:table-cell>
          <table:table-cell office:value-type="float" office:value="5.01">
            <text:p>5.01</text:p>
          </table:table-cell>
          <table:table-cell office:value-type="float" office:value="5.011160220096189">
            <text:p>5.011160220096189</text:p>
          </table:table-cell>
          <table:table-cell office:value-type="string" office:value="Billah2020,CreelEtal2022">
            <text:p>Billah2020,CreelEtal2022</text:p>
          </table:table-cell>
        </table:table-row>
        <table:table-row>
          <table:table-cell office:value-type="string" office:value="Evenes">
            <text:p>Evenes</text:p>
          </table:table-cell>
          <table:table-cell office:value-type="string" office:value="radiocarbon">
            <text:p>radiocarbon</text:p>
          </table:table-cell>
          <table:table-cell office:value-type="string" office:value="Poz-109217">
            <text:p>Poz-109217</text:p>
          </table:table-cell>
          <table:table-cell office:value-type="float" office:value="68.52">
            <text:p>68.52</text:p>
          </table:table-cell>
          <table:table-cell office:value-type="float" office:value="16.72">
            <text:p>16.72</text:p>
          </table:table-cell>
          <table:table-cell office:value-type="float" office:value="8510.0">
            <text:p>8510.0</text:p>
          </table:table-cell>
          <table:table-cell office:value-type="float" office:value="38.0">
            <text:p>38.0</text:p>
          </table:table-cell>
          <table:table-cell office:value-type="string" office:value="betula fruit">
            <text:p>betula fruit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38.94">
            <text:p>38.94</text:p>
          </table:table-cell>
          <table:table-cell office:value-type="float" office:value="1.19">
            <text:p>1.19</text:p>
          </table:table-cell>
          <table:table-cell office:value-type="float" office:value="1.1852212974969234">
            <text:p>1.1852212974969234</text:p>
          </table:table-cell>
          <table:table-cell office:value-type="string" office:value="Lid2019,CreelEtal2022">
            <text:p>Lid2019,CreelEtal2022</text:p>
          </table:table-cell>
        </table:table-row>
        <table:table-row>
          <table:table-cell office:value-type="string" office:value="Evenes">
            <text:p>Evenes</text:p>
          </table:table-cell>
          <table:table-cell office:value-type="string" office:value="radiocarbon">
            <text:p>radiocarbon</text:p>
          </table:table-cell>
          <table:table-cell office:value-type="string" office:value="T-512">
            <text:p>T-512</text:p>
          </table:table-cell>
          <table:table-cell office:value-type="float" office:value="68.66666666666667">
            <text:p>68.66666666666667</text:p>
          </table:table-cell>
          <table:table-cell office:value-type="float" office:value="17.75">
            <text:p>17.75</text:p>
          </table:table-cell>
          <table:table-cell office:value-type="float" office:value="9470.0">
            <text:p>9470.0</text:p>
          </table:table-cell>
          <table:table-cell office:value-type="float" office:value="160.0">
            <text:p>160.0</text:p>
          </table:table-cell>
          <table:table-cell office:value-type="string" office:value="mya truncata hiatella arctica macoma calcarea">
            <text:p>mya truncata hiatella arctica macoma calcare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27.5">
            <text:p>27.5</text:p>
          </table:table-cell>
          <table:table-cell office:value-type="float" office:value="3.17">
            <text:p>3.17</text:p>
          </table:table-cell>
          <table:table-cell office:value-type="float" office:value="3.1677103180624147">
            <text:p>3.1677103180624147</text:p>
          </table:table-cell>
          <table:table-cell office:value-type="string" office:value="Andersen1968,NydalEtal1970,CreelEtal2022">
            <text:p>Andersen1968,NydalEtal1970,CreelEtal2022</text:p>
          </table:table-cell>
        </table:table-row>
        <table:table-row>
          <table:table-cell office:value-type="string" office:value="Evenes">
            <text:p>Evenes</text:p>
          </table:table-cell>
          <table:table-cell office:value-type="string" office:value="radiocarbon">
            <text:p>radiocarbon</text:p>
          </table:table-cell>
          <table:table-cell office:value-type="string" office:value="Poz-119833">
            <text:p>Poz-119833</text:p>
          </table:table-cell>
          <table:table-cell office:value-type="float" office:value="68.5118">
            <text:p>68.5118</text:p>
          </table:table-cell>
          <table:table-cell office:value-type="float" office:value="16.73">
            <text:p>16.73</text:p>
          </table:table-cell>
          <table:table-cell office:value-type="float" office:value="5535.0">
            <text:p>5535.0</text:p>
          </table:table-cell>
          <table:table-cell office:value-type="float" office:value="36.0">
            <text:p>36.0</text:p>
          </table:table-cell>
          <table:table-cell office:value-type="string" office:value="betula pubescens Betula nana leaf fragments wood fragments">
            <text:p>betula pubescens Betula nana leaf fragments wood fragment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23.79">
            <text:p>23.79</text:p>
          </table:table-cell>
          <table:table-cell office:value-type="float" office:value="1.2">
            <text:p>1.2</text:p>
          </table:table-cell>
          <table:table-cell office:value-type="float" office:value="1.2041991658868105">
            <text:p>1.2041991658868105</text:p>
          </table:table-cell>
          <table:table-cell office:value-type="string" office:value="Billah2020,CreelEtal2022">
            <text:p>Billah2020,CreelEtal2022</text:p>
          </table:table-cell>
        </table:table-row>
        <table:table-row>
          <table:table-cell office:value-type="string" office:value="Evenes">
            <text:p>Evenes</text:p>
          </table:table-cell>
          <table:table-cell office:value-type="string" office:value="radiocarbon">
            <text:p>radiocarbon</text:p>
          </table:table-cell>
          <table:table-cell office:value-type="string" office:value="Poz-119832">
            <text:p>Poz-119832</text:p>
          </table:table-cell>
          <table:table-cell office:value-type="float" office:value="68.5118">
            <text:p>68.5118</text:p>
          </table:table-cell>
          <table:table-cell office:value-type="float" office:value="16.73">
            <text:p>16.73</text:p>
          </table:table-cell>
          <table:table-cell office:value-type="float" office:value="5285.0">
            <text:p>5285.0</text:p>
          </table:table-cell>
          <table:table-cell office:value-type="float" office:value="35.0">
            <text:p>35.0</text:p>
          </table:table-cell>
          <table:table-cell office:value-type="string" office:value="betula pubescens Betula nana leaf fragments wood fragments">
            <text:p>betula pubescens Betula nana leaf fragments wood fragment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23.79">
            <text:p>23.79</text:p>
          </table:table-cell>
          <table:table-cell office:value-type="float" office:value="1.2">
            <text:p>1.2</text:p>
          </table:table-cell>
          <table:table-cell office:value-type="float" office:value="1.2041991658868105">
            <text:p>1.2041991658868105</text:p>
          </table:table-cell>
          <table:table-cell office:value-type="string" office:value="Billah2020,CreelEtal2022">
            <text:p>Billah2020,CreelEtal2022</text:p>
          </table:table-cell>
        </table:table-row>
        <table:table-row>
          <table:table-cell office:value-type="string" office:value="Evenes">
            <text:p>Evenes</text:p>
          </table:table-cell>
          <table:table-cell office:value-type="string" office:value="radiocarbon">
            <text:p>radiocarbon</text:p>
          </table:table-cell>
          <table:table-cell office:value-type="string" office:value="T-5654">
            <text:p>T-5654</text:p>
          </table:table-cell>
          <table:table-cell office:value-type="float" office:value="68.7959">
            <text:p>68.7959</text:p>
          </table:table-cell>
          <table:table-cell office:value-type="float" office:value="17.72">
            <text:p>17.72</text:p>
          </table:table-cell>
          <table:table-cell office:value-type="float" office:value="6150.0">
            <text:p>6150.0</text:p>
          </table:table-cell>
          <table:table-cell office:value-type="float" office:value="110.0">
            <text:p>11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10.47">
            <text:p>10.47</text:p>
          </table:table-cell>
          <table:table-cell office:value-type="float" office:value="1.18">
            <text:p>1.18</text:p>
          </table:table-cell>
          <table:table-cell office:value-type="float" office:value="1.1817968704255681">
            <text:p>1.1817968704255681</text:p>
          </table:table-cell>
          <table:table-cell office:value-type="string" office:value="Moller1987,CreelEtal2022">
            <text:p>Moller1987,CreelEtal20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